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ew</text:p>
          </table:table-cell>
          <table:table-cell table:number-columns-repeated="4"/>
          <table:table-cell office:value-type="string" calcext:value-type="string">
            <text:p>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i</text:p>
          </table:table-cell>
          <table:table-cell table:number-columns-repeated="4"/>
          <table:table-cell office:value-type="string" calcext:value-type="string">
            <text:p>bp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5.798" calcext:value-type="float">
            <text:p>1005,79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36.47" calcext:value-type="float">
            <text:p>1036,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5.9826" calcext:value-type="float">
            <text:p>595,9826</text:p>
          </table:table-cell>
          <table:table-cell table:formula="of:=[.B4]/[.$B$3]" office:value-type="float" office:value="0.592547012421977" calcext:value-type="float">
            <text:p>0,592547012421977</text:p>
          </table:table-cell>
          <table:table-cell table:formula="of:=[.$B$3]/[.B4]" office:value-type="float" office:value="1.68762980664201" calcext:value-type="float">
            <text:p>1,687629806642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9.6945" calcext:value-type="float">
            <text:p>579,6945</text:p>
          </table:table-cell>
          <table:table-cell table:formula="of:=[.G4]/[.$G$3]" office:value-type="float" office:value="0.559296940577151" calcext:value-type="float">
            <text:p>0,559296940577151</text:p>
          </table:table-cell>
          <table:table-cell table:formula="of:=[.$G$3]/[.G4]" office:value-type="float" office:value="1.78795900254358" calcext:value-type="float">
            <text:p>1,78795900254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4.4968" calcext:value-type="float">
            <text:p>314,4968</text:p>
          </table:table-cell>
          <table:table-cell table:formula="of:=[.B5]/[.$B$3]" office:value-type="float" office:value="0.312683858985601" calcext:value-type="float">
            <text:p>0,312683858985601</text:p>
          </table:table-cell>
          <table:table-cell table:formula="of:=[.$B$3]/[.B5]" office:value-type="float" office:value="3.19811839102973" calcext:value-type="float">
            <text:p>3,198118391029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5.4801" calcext:value-type="float">
            <text:p>345,4801</text:p>
          </table:table-cell>
          <table:table-cell table:formula="of:=[.G5]/[.$G$3]" office:value-type="float" office:value="0.333323781682055" calcext:value-type="float">
            <text:p>0,333323781682055</text:p>
          </table:table-cell>
          <table:table-cell table:formula="of:=[.$G$3]/[.G5]" office:value-type="float" office:value="3.00008596732489" calcext:value-type="float">
            <text:p>3,000085967324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.7899" calcext:value-type="float">
            <text:p>232,7899</text:p>
          </table:table-cell>
          <table:table-cell table:formula="of:=[.B6]/[.$B$3]" office:value-type="float" office:value="0.231447964700666" calcext:value-type="float">
            <text:p>0,231447964700666</text:p>
          </table:table-cell>
          <table:table-cell table:formula="of:=[.$B$3]/[.B6]" office:value-type="float" office:value="4.32062559415164" calcext:value-type="float">
            <text:p>4,320625594151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8.9943" calcext:value-type="float">
            <text:p>208,9943</text:p>
          </table:table-cell>
          <table:table-cell table:formula="of:=[.G6]/[.$G$3]" office:value-type="float" office:value="0.201640471986647" calcext:value-type="float">
            <text:p>0,201640471986647</text:p>
          </table:table-cell>
          <table:table-cell table:formula="of:=[.$G$3]/[.G6]" office:value-type="float" office:value="4.95932185710328" calcext:value-type="float">
            <text:p>4,959321857103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0.5821" calcext:value-type="float">
            <text:p>210,5821</text:p>
          </table:table-cell>
          <table:table-cell table:formula="of:=[.B7]/[.$B$3]" office:value-type="float" office:value="0.209368183273381" calcext:value-type="float">
            <text:p>0,209368183273381</text:p>
          </table:table-cell>
          <table:table-cell table:formula="of:=[.$B$3]/[.B7]" office:value-type="float" office:value="4.77627490655664" calcext:value-type="float">
            <text:p>4,776274906556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2.2397" calcext:value-type="float">
            <text:p>202,2397</text:p>
          </table:table-cell>
          <table:table-cell table:formula="of:=[.G7]/[.$G$3]" office:value-type="float" office:value="0.195123544337993" calcext:value-type="float">
            <text:p>0,195123544337993</text:p>
          </table:table-cell>
          <table:table-cell table:formula="of:=[.$G$3]/[.G7]" office:value-type="float" office:value="5.12495815608904" calcext:value-type="float">
            <text:p>5,12495815608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.8219" calcext:value-type="float">
            <text:p>201,8219</text:p>
          </table:table-cell>
          <table:table-cell table:formula="of:=[.B8]/[.$B$3]" office:value-type="float" office:value="0.200658482120664" calcext:value-type="float">
            <text:p>0,200658482120664</text:p>
          </table:table-cell>
          <table:table-cell table:formula="of:=[.$B$3]/[.B8]" office:value-type="float" office:value="4.98359196895877" calcext:value-type="float">
            <text:p>4,9835919689587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no</text:p>
          </table:table-cell>
          <table:table-cell table:number-columns-repeated="4"/>
          <table:table-cell office:value-type="string" calcext:value-type="string">
            <text:p>len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.333" calcext:value-type="float">
            <text:p>142,3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3.6637" calcext:value-type="float">
            <text:p>113,66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43033" calcext:value-type="float">
            <text:p>71,43033</text:p>
          </table:table-cell>
          <table:table-cell table:formula="of:=[.B12]/[.$B$11]" office:value-type="float" office:value="0.501853610898386" calcext:value-type="float">
            <text:p>0,501853610898386</text:p>
          </table:table-cell>
          <table:table-cell table:formula="of:=[.$B$11]/[.B12]" office:value-type="float" office:value="1.99261294186937" calcext:value-type="float">
            <text:p>1,992612941869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.74833" calcext:value-type="float">
            <text:p>80,74833</text:p>
          </table:table-cell>
          <table:table-cell table:formula="of:=[.G12]/[.$G$11]" office:value-type="float" office:value="0.710414406710322" calcext:value-type="float">
            <text:p>0,710414406710322</text:p>
          </table:table-cell>
          <table:table-cell table:formula="of:=[.$G$11]/[.G12]" office:value-type="float" office:value="1.4076291113389" calcext:value-type="float">
            <text:p>1,4076291113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.49424" calcext:value-type="float">
            <text:p>56,49424</text:p>
          </table:table-cell>
          <table:table-cell table:formula="of:=[.B13]/[.$B$11]" office:value-type="float" office:value="0.39691596467439" calcext:value-type="float">
            <text:p>0,39691596467439</text:p>
          </table:table-cell>
          <table:table-cell table:formula="of:=[.$B$11]/[.B13]" office:value-type="float" office:value="2.51942498916704" calcext:value-type="float">
            <text:p>2,51942498916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.63287" calcext:value-type="float">
            <text:p>57,63287</text:p>
          </table:table-cell>
          <table:table-cell table:formula="of:=[.G13]/[.$G$11]" office:value-type="float" office:value="0.507047280706153" calcext:value-type="float">
            <text:p>0,507047280706153</text:p>
          </table:table-cell>
          <table:table-cell table:formula="of:=[.$G$11]/[.G13]" office:value-type="float" office:value="1.9722026683731" calcext:value-type="float">
            <text:p>1,97220266837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.82206" calcext:value-type="float">
            <text:p>57,82206</text:p>
          </table:table-cell>
          <table:table-cell table:formula="of:=[.B14]/[.$B$11]" office:value-type="float" office:value="0.406244932657922" calcext:value-type="float">
            <text:p>0,406244932657922</text:p>
          </table:table-cell>
          <table:table-cell table:formula="of:=[.$B$11]/[.B14]" office:value-type="float" office:value="2.46156916581665" calcext:value-type="float">
            <text:p>2,461569165816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.10779" calcext:value-type="float">
            <text:p>60,10779</text:p>
          </table:table-cell>
          <table:table-cell table:formula="of:=[.G14]/[.$G$11]" office:value-type="float" office:value="0.528821338738753" calcext:value-type="float">
            <text:p>0,528821338738753</text:p>
          </table:table-cell>
          <table:table-cell table:formula="of:=[.$G$11]/[.G14]" office:value-type="float" office:value="1.89099782241204" calcext:value-type="float">
            <text:p>1,89099782241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.00.0000</text:date>, <text:time style:data-style-name="N2" text:time-value="19:34:34.836063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4:58:50.190397239</meta:creation-date>
    <dc:date>2018-09-10T18:08:12.732421100</dc:date>
    <meta:editing-duration>P1DT13H5M18S</meta:editing-duration>
    <meta:editing-cycles>3</meta:editing-cycles>
    <meta:generator>LibreOffice/6.0.3.2$Linux_X86_64 LibreOffice_project/00m0$Build-2</meta:generator>
    <meta:document-statistic meta:table-count="1" meta:cell-count="74" meta:object-count="0"/>
  </office:meta>
</office:document-meta>
</file>